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F00000023B324F7DD2C7A6593.png" manifest:media-type="image/png"/>
  <manifest:file-entry manifest:full-path="Pictures/10000201000000160000001756CEC4CEDAC5560E.png" manifest:media-type="image/png"/>
  <manifest:file-entry manifest:full-path="Pictures/10000201000004EF00000158BFABCC3CE72401BE.png" manifest:media-type="image/png"/>
  <manifest:file-entry manifest:full-path="Pictures/10000201000000320000003178312EE50C799F16.png" manifest:media-type="image/png"/>
  <manifest:file-entry manifest:full-path="Pictures/100002010000042F000007F62DB3209D52DC8CB3.png" manifest:media-type="image/png"/>
  <manifest:file-entry manifest:full-path="Pictures/100002010000001A0000001839B8883880EA3C96.png" manifest:media-type="image/png"/>
  <manifest:file-entry manifest:full-path="Pictures/100002010000001A00000018FE174E64B4E7AC27.png" manifest:media-type="image/png"/>
  <manifest:file-entry manifest:full-path="Pictures/100002010000031C0000031C70C1004D222E4350.png" manifest:media-type="image/png"/>
  <manifest:file-entry manifest:full-path="Pictures/100002010000041B0000012B43388C65736371E1.png" manifest:media-type="image/png"/>
  <manifest:file-entry manifest:full-path="Pictures/10000201000000180000001A24EB18EB1DF730E0.png" manifest:media-type="image/png"/>
  <manifest:file-entry manifest:full-path="Pictures/100002010000001C0000001CD6437782846FC627.png" manifest:media-type="image/png"/>
  <manifest:file-entry manifest:full-path="Pictures/100002010000042F000007F68EFCDFF3DFD32061.png" manifest:media-type="image/png"/>
  <manifest:file-entry manifest:full-path="Pictures/100002010000001D0000001E95976EE6B8766394.png" manifest:media-type="image/png"/>
  <manifest:file-entry manifest:full-path="Pictures/100002010000001A0000001B1B29F03EC11DDB12.png" manifest:media-type="image/png"/>
  <manifest:file-entry manifest:full-path="Pictures/100002010000006F0000002398149F86CAC85439.png" manifest:media-type="image/png"/>
  <manifest:file-entry manifest:full-path="Pictures/100002010000031C000007F6B81F5412AB98CA28.png" manifest:media-type="image/png"/>
  <manifest:file-entry manifest:full-path="Pictures/100002010000001A000000188DB08EBF360D2E8E.png" manifest:media-type="image/png"/>
  <manifest:file-entry manifest:full-path="Pictures/100002010000001A00000018A592D78C7A55A23A.png" manifest:media-type="image/png"/>
  <manifest:file-entry manifest:full-path="Pictures/10000201000000FC000000FAF3E4E46A8F7DCA02.png" manifest:media-type="image/png"/>
  <manifest:file-entry manifest:full-path="Pictures/100002010000001600000017CF1EB0563EBC0D83.png" manifest:media-type="image/png"/>
  <manifest:file-entry manifest:full-path="Pictures/100002010000031C000007F64A10464B0AB81AEA.png" manifest:media-type="image/png"/>
  <manifest:file-entry manifest:full-path="Pictures/100002010000031C0000031CF2AAB4B32C4479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2" style:family="graphic" style:parent-style-name="standard">
      <style:graphic-properties svg:stroke-color="#000000" draw:fill="solid" draw:fill-color="#ccff66" draw:textarea-horizontal-align="justify" draw:textarea-vertical-align="middle" draw:auto-grow-height="fals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02cm" fo:min-width="0.5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0.785cm"/>
    </style:style>
    <style:style style:name="gr8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135cm"/>
    </style:style>
    <style:style style:name="gr10" style:family="graphic" style:parent-style-name="objectwithoutfill">
      <style:graphic-properties draw:marker-start="" draw:marker-end="Arrow" draw:fill="none" draw:textarea-vertical-align="middle"/>
    </style:style>
    <style:style style:name="gr11" style:family="graphic" style:parent-style-name="standard">
      <style:graphic-properties svg:stroke-color="#111111" draw:fill="none" draw:fill-color="#ffffff" draw:textarea-horizontal-align="justify" draw:textarea-vertical-align="middle" draw:auto-grow-height="false" fo:min-height="2.163cm" fo:min-width="1.405cm"/>
    </style:style>
    <style:style style:name="gr12" style:family="graphic" style:parent-style-name="standard">
      <style:graphic-properties svg:stroke-color="#111111" draw:fill="none" draw:fill-color="#ffffff" draw:textarea-horizontal-align="justify" draw:textarea-vertical-align="middle" draw:auto-grow-height="false" fo:min-height="2.163cm" fo:min-width="0.7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19cm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none" draw:fill="none" draw:fill-color="#99ff66" draw:opacity="100%" draw:opacity-name="Transparency_20_1" draw:textarea-vertical-align="middle" draw:color-mode="standard" draw:luminance="7%" draw:contrast="24%" draw:gamma="100%" draw:red="0%" draw:green="0%" draw:blue="0%" fo:clip="rect(0cm, 0cm, 0cm, 0cm)" draw:image-opacity="7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000000" draw:fill="solid" draw:fill-color="#ccff66" draw:textarea-horizontal-align="justify" draw:textarea-vertical-align="middle" draw:auto-grow-height="false" fo:min-height="1.241cm" fo:min-width="0.991cm"/>
    </style:style>
    <style:style style:name="gr18" style:family="graphic" style:parent-style-name="standard">
      <style:graphic-properties svg:stroke-color="#000000" draw:fill="solid" draw:fill-color="#ccff66" draw:textarea-horizontal-align="justify" draw:textarea-vertical-align="middle" draw:auto-grow-height="false" fo:min-height="0.851cm" fo:min-width="0.627cm"/>
    </style:style>
    <style:style style:name="gr19" style:family="graphic" style:parent-style-name="standard">
      <style:graphic-properties svg:stroke-color="#000000" draw:fill="solid" draw:fill-color="#ccff66" draw:textarea-horizontal-align="justify" draw:textarea-vertical-align="middle" draw:auto-grow-height="false" fo:min-height="0.856cm" fo:min-width="0.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ff66"/>
      <style:paragraph-properties fo:text-align="center"/>
      <style:text-properties fo:color="#000000"/>
    </style:style>
    <style:style style:name="P4" style:family="paragraph">
      <loext:graphic-properties draw:fill="solid" draw:fill-color="#ffff99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99ff66" draw:opacity="100%" draw:opacity-name="Transparency_20_1"/>
      <style:paragraph-properties fo:text-align="center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987cm" svg:y1="7.312cm" svg:x2="11.495cm" svg:y2="7.312cm">
          <text:p/>
        </draw:line>
        <draw:custom-shape draw:style-name="gr2" draw:text-style-name="P3" draw:layer="layout" svg:width="1.651cm" svg:height="1.651cm" svg:x="10.023cm" svg:y="2.859cm">
          <text:p text:style-name="P2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0.686cm" svg:height="0.713cm" svg:x="9.236cm" svg:y="7.402cm">
          <draw:image xlink:href="Pictures/100002010000001A0000001B1B29F03EC11DDB12.png" xlink:type="simple" xlink:show="embed" xlink:actuate="onLoad">
            <text:p/>
          </draw:image>
        </draw:frame>
        <draw:frame draw:style-name="gr3" draw:text-style-name="P1" draw:layer="layout" svg:width="0.766cm" svg:height="0.792cm" svg:x="9.223cm" svg:y="6.437cm">
          <draw:image xlink:href="Pictures/100002010000001D0000001E95976EE6B8766394.png" xlink:type="simple" xlink:show="embed" xlink:actuate="onLoad">
            <text:p/>
          </draw:image>
        </draw:frame>
        <draw:frame draw:style-name="gr3" draw:text-style-name="P1" draw:layer="layout" svg:width="0.739cm" svg:height="0.739cm" svg:x="7.791cm" svg:y="4.499cm">
          <draw:image xlink:href="Pictures/100002010000001C0000001CD6437782846FC627.png" xlink:type="simple" xlink:show="embed" xlink:actuate="onLoad">
            <text:p/>
          </draw:image>
        </draw:frame>
        <draw:line draw:style-name="gr1" draw:text-style-name="P1" draw:layer="layout" svg:x1="9.153cm" svg:y1="3.702cm" svg:x2="10.023cm" svg:y2="3.702cm">
          <text:p/>
        </draw:line>
        <draw:line draw:style-name="gr1" draw:text-style-name="P1" draw:layer="layout" svg:x1="7.591cm" svg:y1="5.261cm" svg:x2="10.131cm" svg:y2="5.261cm">
          <text:p/>
        </draw:line>
        <draw:g>
          <draw:frame draw:style-name="gr3" draw:text-style-name="P1" draw:layer="layout" svg:width="0.635cm" svg:height="0.633cm" svg:x="12.737cm" svg:y="3.333cm">
            <draw:image xlink:href="Pictures/100002010000001A00000018A592D78C7A55A23A.png" xlink:type="simple" xlink:show="embed" xlink:actuate="onLoad">
              <text:p/>
            </draw:image>
          </draw:frame>
          <draw:custom-shape draw:style-name="gr4" draw:text-style-name="P1" draw:layer="layout" svg:width="0.635cm" svg:height="0.635cm" svg:x="12.737cm" svg:y="3.33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0.635cm" svg:height="0.633cm" svg:x="12.737cm" svg:y="3.333cm">
            <draw:image xlink:href="Pictures/100002010000001A000000188DB08EBF360D2E8E.png" xlink:type="simple" xlink:show="embed" xlink:actuate="onLoad">
              <text:p/>
            </draw:image>
          </draw:frame>
          <draw:custom-shape draw:style-name="gr4" draw:text-style-name="P1" draw:layer="layout" svg:width="0.635cm" svg:height="0.635cm" svg:x="12.737cm" svg:y="3.31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" draw:text-style-name="P1" draw:layer="layout" svg:width="0.581cm" svg:height="0.607cm" svg:x="10.164cm" svg:y="4.953cm">
            <draw:image xlink:href="Pictures/100002010000001600000017CF1EB0563EBC0D83.png" xlink:type="simple" xlink:show="embed" xlink:actuate="onLoad">
              <text:p/>
            </draw:image>
          </draw:frame>
          <draw:custom-shape draw:style-name="gr4" draw:text-style-name="P1" draw:layer="layout" svg:width="0.635cm" svg:height="0.635cm" svg:x="10.147cm" svg:y="4.925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1.704cm" svg:y1="3.682cm" svg:x2="12.72cm" svg:y2="3.682cm">
          <text:p/>
        </draw:line>
        <draw:line draw:style-name="gr1" draw:text-style-name="P1" draw:layer="layout" svg:x1="13.052cm" svg:y1="5.261cm" svg:x2="10.793cm" svg:y2="5.246cm">
          <text:p/>
        </draw:line>
        <draw:line draw:style-name="gr5" draw:text-style-name="P1" draw:layer="layout" svg:x1="13.048cm" svg:y1="3.952cm" svg:x2="13.052cm" svg:y2="5.261cm">
          <text:p/>
        </draw:line>
        <draw:line draw:style-name="gr1" draw:text-style-name="P1" draw:layer="layout" svg:x1="14.049cm" svg:y1="3.669cm" svg:x2="13.414cm" svg:y2="3.669cm">
          <text:p/>
        </draw:line>
        <draw:line draw:style-name="gr1" draw:text-style-name="P1" draw:layer="layout" svg:x1="16.057cm" svg:y1="7.311cm" svg:x2="16.946cm" svg:y2="6.93cm">
          <text:p/>
        </draw:line>
        <draw:line draw:style-name="gr1" draw:text-style-name="P1" draw:layer="layout" svg:x1="16.058cm" svg:y1="7.305cm" svg:x2="16.946cm" svg:y2="7.819cm">
          <text:p/>
        </draw:line>
        <draw:custom-shape draw:style-name="gr6" draw:text-style-name="P4" draw:layer="layout" svg:width="1.084cm" svg:height="1.27cm" svg:x="11.508cm" svg:y="6.658cm">
          <text:p text:style-name="P2"><text:span text:style-name="T2">IFF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592cm" svg:y1="7.331cm" svg:x2="14.37cm" svg:y2="7.331cm">
          <text:p/>
        </draw:line>
        <draw:frame draw:style-name="gr7" draw:text-style-name="P5" draw:layer="layout" svg:width="1.285cm" svg:height="1.445cm" svg:x="16.747cm" svg:y="6.64cm">
          <draw:text-box>
            <text:p><text:span text:style-name="T3">Fake</text:span></text:p>
            <text:p><text:span text:style-name="T3"/></text:p>
            <text:p><text:span text:style-name="T3">True</text:span></text:p>
          </draw:text-box>
        </draw:frame>
        <draw:frame draw:style-name="gr3" draw:text-style-name="P1" draw:layer="layout" svg:width="1.585cm" svg:height="0.601cm" svg:x="13.788cm" svg:y="4.318cm">
          <draw:image xlink:href="Pictures/100002010000006F0000002398149F86CAC85439.png" xlink:type="simple" xlink:show="embed" xlink:actuate="onLoad">
            <text:p/>
          </draw:image>
        </draw:frame>
        <draw:custom-shape draw:style-name="gr2" draw:text-style-name="P3" draw:layer="layout" svg:width="1.651cm" svg:height="1.651cm" svg:x="14.395cm" svg:y="6.513cm">
          <text:p text:style-name="P2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016cm" svg:height="1.016cm" svg:x="9.97cm" svg:y="6.272cm">
          <draw:image xlink:href="Pictures/10000201000000FC000000FAF3E4E46A8F7DCA02.png" xlink:type="simple" xlink:show="embed" xlink:actuate="onLoad">
            <text:p/>
          </draw:image>
        </draw:frame>
        <draw:line draw:style-name="gr1" draw:text-style-name="P1" draw:layer="layout" svg:x1="10.452cm" svg:y1="5.594cm" svg:x2="10.452cm" svg:y2="6.229cm">
          <text:p/>
        </draw:line>
        <draw:frame draw:style-name="gr8" draw:text-style-name="P1" draw:layer="layout" svg:width="0.962cm" svg:height="0.962cm" svg:x="14.032cm" svg:y="3.229cm">
          <draw:image xlink:href="Pictures/100002010000031C000007F64A10464B0AB81AEA.png" xlink:type="simple" xlink:show="embed" xlink:actuate="onLoad">
            <text:p/>
          </draw:image>
        </draw:frame>
        <draw:frame draw:style-name="gr3" draw:text-style-name="P1" draw:layer="layout" svg:width="0.762cm" svg:height="0.713cm" svg:x="7.731cm" svg:y="6.842cm">
          <draw:image xlink:href="Pictures/100002010000001A0000001B1B29F03EC11DDB12.png" xlink:type="simple" xlink:show="embed" xlink:actuate="onLoad">
            <text:p/>
          </draw:image>
        </draw:frame>
        <draw:frame draw:style-name="gr3" draw:text-style-name="P1" draw:layer="layout" svg:width="1.016cm" svg:height="1.016cm" svg:x="7.362cm" svg:y="7.472cm">
          <draw:image xlink:href="Pictures/100002010000031C0000031CF2AAB4B32C4479B1.png" xlink:type="simple" xlink:show="embed" xlink:actuate="onLoad">
            <text:p/>
          </draw:image>
        </draw:frame>
        <draw:frame draw:style-name="gr3" draw:text-style-name="P1" draw:layer="layout" svg:width="1.016cm" svg:height="1.016cm" svg:x="6.797cm" svg:y="4.702cm">
          <draw:image xlink:href="Pictures/100002010000031C000007F6B81F5412AB98CA28.png" xlink:type="simple" xlink:show="embed" xlink:actuate="onLoad">
            <text:p/>
          </draw:image>
        </draw:frame>
        <draw:frame draw:style-name="gr3" draw:text-style-name="P1" draw:layer="layout" svg:width="1.016cm" svg:height="1.016cm" svg:x="5.875cm" svg:y="7.472cm">
          <draw:image xlink:href="Pictures/100002010000031C0000031C70C1004D222E4350.png" xlink:type="simple" xlink:show="embed" xlink:actuate="onLoad">
            <text:p/>
          </draw:image>
        </draw:frame>
        <draw:g>
          <draw:frame draw:style-name="gr3" draw:text-style-name="P1" draw:layer="layout" svg:width="0.635cm" svg:height="0.633cm" svg:x="6.939cm" svg:y="6.195cm">
            <draw:image xlink:href="Pictures/100002010000001A0000001839B8883880EA3C96.png" xlink:type="simple" xlink:show="embed" xlink:actuate="onLoad">
              <text:p/>
            </draw:image>
          </draw:frame>
          <draw:custom-shape draw:style-name="gr9" draw:text-style-name="P1" draw:layer="layout" svg:width="0.635cm" svg:height="0.635cm" svg:x="6.939cm" svg:y="6.1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0.635cm" svg:height="0.633cm" svg:x="6.939cm" svg:y="6.195cm">
            <draw:image xlink:href="Pictures/100002010000001A00000018FE174E64B4E7AC27.png" xlink:type="simple" xlink:show="embed" xlink:actuate="onLoad">
              <text:p/>
            </draw:image>
          </draw:frame>
          <draw:custom-shape draw:style-name="gr9" draw:text-style-name="P1" draw:layer="layout" svg:width="0.635cm" svg:height="0.635cm" svg:x="6.939cm" svg:y="6.178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6.6cm" svg:y1="7.472cm" svg:x2="7.235cm" svg:y2="6.837cm">
          <text:p/>
        </draw:line>
        <draw:line draw:style-name="gr1" draw:text-style-name="P1" draw:layer="layout" svg:x1="7.903cm" svg:y1="7.471cm" svg:x2="7.235cm" svg:y2="6.837cm">
          <text:p/>
        </draw:line>
        <draw:line draw:style-name="gr10" draw:text-style-name="P1" draw:layer="layout" svg:x1="7.286cm" svg:y1="6.184cm" svg:x2="7.286cm" svg:y2="5.64cm">
          <text:p/>
        </draw:line>
        <draw:frame draw:style-name="gr3" draw:text-style-name="P1" draw:layer="layout" svg:width="1.016cm" svg:height="1.016cm" svg:x="9.971cm" svg:y="7.362cm">
          <draw:image xlink:href="Pictures/100002010000031C0000031CF2AAB4B32C4479B1.png" xlink:type="simple" xlink:show="embed" xlink:actuate="onLoad">
            <text:p/>
          </draw:image>
        </draw:frame>
        <draw:frame draw:style-name="gr3" draw:text-style-name="P1" draw:layer="layout" svg:width="1.016cm" svg:height="1.016cm" svg:x="12.846cm" svg:y="7.366cm">
          <draw:image xlink:href="Pictures/100002010000042F000007F62DB3209D52DC8CB3.png" xlink:type="simple" xlink:show="embed" xlink:actuate="onLoad">
            <text:p/>
          </draw:image>
        </draw:frame>
        <draw:frame draw:style-name="gr3" draw:text-style-name="P1" draw:layer="layout" svg:width="1.016cm" svg:height="1.016cm" svg:x="12.846cm" svg:y="6.295cm">
          <draw:image xlink:href="Pictures/100002010000042F000007F68EFCDFF3DFD32061.png" xlink:type="simple" xlink:show="embed" xlink:actuate="onLoad">
            <text:p/>
          </draw:image>
        </draw:frame>
        <draw:frame draw:style-name="gr3" draw:text-style-name="P1" draw:layer="layout" svg:width="0.573cm" svg:height="0.562cm" svg:x="5.245cm" svg:y="7.731cm">
          <draw:image xlink:href="Pictures/10000201000000320000003178312EE50C799F16.png" xlink:type="simple" xlink:show="embed" xlink:actuate="onLoad">
            <text:p/>
          </draw:image>
        </draw:frame>
        <draw:custom-shape draw:style-name="gr11" draw:text-style-name="P6" draw:layer="layout" svg:width="1.905cm" svg:height="2.413cm" svg:x="9.115cm" svg:y="6.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226cm" svg:height="2.413cm" svg:x="12.715cm" svg:y="6.1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2.119cm" svg:height="0.645cm" svg:x="9.043cm" svg:y="8.546cm">
          <draw:text-box>
            <text:p text:style-name="P7"><text:span text:style-name="T4">Mini-batch</text:span></text:p>
          </draw:text-box>
        </draw:frame>
        <draw:line draw:style-name="gr10" draw:text-style-name="P1" draw:layer="layout" svg:x1="7.305cm" svg:y1="4.914cm" svg:x2="7.305cm" svg:y2="3.991cm">
          <text:p/>
        </draw:line>
        <draw:g>
          <draw:frame draw:style-name="gr3" draw:text-style-name="P1" draw:layer="layout" svg:width="0.581cm" svg:height="0.607cm" svg:x="7.004cm" svg:y="3.423cm">
            <draw:image xlink:href="Pictures/10000201000000160000001756CEC4CEDAC5560E.png" xlink:type="simple" xlink:show="embed" xlink:actuate="onLoad">
              <text:p/>
            </draw:image>
          </draw:frame>
          <draw:custom-shape draw:style-name="gr9" draw:text-style-name="P1" draw:layer="layout" svg:width="0.635cm" svg:height="0.635cm" svg:x="6.987cm" svg:y="3.395cm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1" draw:layer="layout" svg:x1="7.591cm" svg:y1="3.702cm" svg:x2="8.239cm" svg:y2="3.702cm">
          <text:p/>
        </draw:line>
        <draw:frame draw:style-name="gr15" draw:text-style-name="P9" draw:layer="layout" svg:width="1.016cm" svg:height="1.016cm" svg:x="8.169cm" svg:y="3.229cm">
          <draw:image xlink:href="Pictures/100002010000031C000007F6B81F5412AB98CA28.png" xlink:type="simple" xlink:show="embed" xlink:actuate="onLoad">
            <text:p/>
          </draw:image>
        </draw:frame>
        <draw:frame draw:style-name="gr3" draw:text-style-name="P1" draw:layer="layout" svg:width="0.508cm" svg:height="0.55cm" svg:x="4.597cm" svg:y="3.441cm">
          <draw:image xlink:href="Pictures/10000201000000180000001A24EB18EB1DF730E0.png" xlink:type="simple" xlink:show="embed" xlink:actuate="onLoad">
            <text:p/>
          </draw:image>
        </draw:frame>
        <draw:line draw:style-name="gr1" draw:text-style-name="P1" draw:layer="layout" svg:x1="6.134cm" svg:y1="3.737cm" svg:x2="6.963cm" svg:y2="3.72cm">
          <text:p/>
        </draw:line>
        <draw:g>
          <draw:frame draw:style-name="gr3" draw:text-style-name="P1" draw:layer="layout" svg:width="0.635cm" svg:height="0.633cm" svg:x="5.537cm" svg:y="3.417cm">
            <draw:image xlink:href="Pictures/100002010000001A000000188DB08EBF360D2E8E.png" xlink:type="simple" xlink:show="embed" xlink:actuate="onLoad">
              <text:p/>
            </draw:image>
          </draw:frame>
          <draw:custom-shape draw:style-name="gr9" draw:text-style-name="P1" draw:layer="layout" svg:width="0.635cm" svg:height="0.635cm" svg:x="5.537cm" svg:y="3.41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0.635cm" svg:height="0.633cm" svg:x="5.537cm" svg:y="3.417cm">
            <draw:image xlink:href="Pictures/100002010000001A000000188DB08EBF360D2E8E.png" xlink:type="simple" xlink:show="embed" xlink:actuate="onLoad">
              <text:p/>
            </draw:image>
          </draw:frame>
          <draw:custom-shape draw:style-name="gr9" draw:text-style-name="P1" draw:layer="layout" svg:width="0.635cm" svg:height="0.635cm" svg:x="5.537cm" svg:y="3.4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5.026cm" svg:y1="3.737cm" svg:x2="5.534cm" svg:y2="3.737cm">
          <text:p/>
        </draw:line>
        <draw:line draw:style-name="gr1" draw:text-style-name="P1" draw:layer="layout" svg:x1="8.353cm" svg:y1="7.961cm" svg:x2="9.131cm" svg:y2="7.961cm">
          <text:p/>
        </draw:line>
        <draw:line draw:style-name="gr1" draw:text-style-name="P1" draw:layer="layout" svg:x1="5.813cm" svg:y1="4.753cm" svg:x2="5.814cm" svg:y2="4.052cm">
          <text:p/>
        </draw:line>
        <draw:frame draw:style-name="gr3" draw:text-style-name="P1" draw:layer="layout" svg:width="1.458cm" svg:height="0.553cm" svg:x="5.036cm" svg:y="5.569cm">
          <draw:image xlink:href="Pictures/100002010000006F00000023B324F7DD2C7A6593.png" xlink:type="simple" xlink:show="embed" xlink:actuate="onLoad">
            <text:p/>
          </draw:image>
        </draw:frame>
        <draw:frame draw:style-name="gr8" draw:text-style-name="P1" draw:layer="layout" svg:width="0.855cm" svg:height="0.855cm" svg:x="5.347cm" svg:y="4.687cm">
          <draw:image xlink:href="Pictures/100002010000031C000007F64A10464B0AB81AEA.png" xlink:type="simple" xlink:show="embed" xlink:actuate="onLoad">
            <text:p/>
          </draw:image>
        </draw:frame>
        <draw:frame draw:style-name="gr16" draw:text-style-name="P2" draw:layer="layout" svg:width="9.619cm" svg:height="2.736cm" svg:x="6.491cm" svg:y="12.411cm">
          <draw:image xlink:href="Pictures/100002010000041B0000012B43388C65736371E1.png" xlink:type="simple" xlink:show="embed" xlink:actuate="onLoad">
            <text:p/>
          </draw:image>
        </draw:frame>
        <draw:frame draw:style-name="gr16" draw:text-style-name="P2" draw:layer="layout" svg:width="9.626cm" svg:height="2.621cm" svg:x="6.514cm" svg:y="9.79cm">
          <draw:image xlink:href="Pictures/10000201000004EF00000158BFABCC3CE72401BE.png" xlink:type="simple" xlink:show="embed" xlink:actuate="onLoad">
            <text:p/>
          </draw:image>
        </draw:frame>
        <draw:custom-shape draw:style-name="gr17" draw:text-style-name="P3" draw:layer="layout" svg:width="1.651cm" svg:height="1.651cm" svg:x="14.395cm" svg:y="6.513cm">
          <text:p text:style-name="P2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1.245cm" svg:height="1.219cm" svg:x="4.832cm" svg:y="13.333cm">
          <text:p text:style-name="P2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48cm" svg:height="1.224cm" svg:x="4.832cm" svg:y="10.933cm">
          <text:p text:style-name="P2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8" draw:layer="layout" svg:width="1.683cm" svg:height="0.887cm" svg:x="5.556cm" svg:y="8.32cm">
          <draw:text-box>
            <text:p text:style-name="P7"><text:span text:style-name="T4">Sampling</text:span></text:p>
            <text:p text:style-name="P10"><text:span text:style-name="T4">Mask</text:span></text:p>
          </draw:text-box>
        </draw:frame>
        <draw:frame draw:style-name="gr20" draw:text-style-name="P8" draw:layer="layout" svg:width="2.267cm" svg:height="0.887cm" svg:x="6.857cm" svg:y="8.321cm">
          <draw:text-box>
            <text:p text:style-name="P7"><text:span text:style-name="T4">Fully-sampled</text:span></text:p>
            <text:p text:style-name="P10"><text:span text:style-name="T4">k-space</text:span></text:p>
          </draw:text-box>
        </draw:frame>
        <draw:frame draw:style-name="gr20" draw:text-style-name="P8" draw:layer="layout" svg:width="1.573cm" svg:height="0.887cm" svg:x="3.857cm" svg:y="3.821cm">
          <draw:text-box>
            <text:p text:style-name="P7"><text:span text:style-name="T4">Uniform </text:span></text:p>
            <text:p text:style-name="P10"><text:span text:style-name="T4">noise</text:span></text:p>
          </draw:text-box>
        </draw:frame>
        <draw:frame draw:style-name="gr20" draw:text-style-name="P8" draw:layer="layout" svg:width="1.848cm" svg:height="0.887cm" svg:x="7.936cm" svg:y="5.345cm">
          <draw:text-box>
            <text:p text:style-name="P7"><text:span text:style-name="T4">Estimated </text:span></text:p>
            <text:p text:style-name="P10"><text:span text:style-name="T4">k-space</text:span></text:p>
          </draw:text-box>
        </draw:frame>
        <draw:line draw:style-name="gr1" draw:text-style-name="P1" draw:layer="layout" svg:x1="8.874cm" svg:y1="6.207cm" svg:x2="9.255cm" svg:y2="6.715cm">
          <text:p/>
        </draw:line>
        <draw:frame draw:style-name="gr20" draw:text-style-name="P8" draw:layer="layout" svg:width="1.979cm" svg:height="0.887cm" svg:x="7.731cm" svg:y="2.399cm">
          <draw:text-box>
            <text:p text:style-name="P7"><text:span text:style-name="T4">Generator’s</text:span></text:p>
            <text:p text:style-name="P10"><text:span text:style-name="T4">in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0:47:00.479088555</meta:creation-date>
    <dc:date>2018-02-07T21:34:23.911318500</dc:date>
    <meta:editing-duration>PT2H30M42S</meta:editing-duration>
    <meta:editing-cycles>40</meta:editing-cycles>
    <meta:generator>LibreOffice/5.1.6.2$Linux_X86_64 LibreOffice_project/10m0$Build-2</meta:generator>
    <meta:document-statistic meta:object-count="77"/>
  </office:meta>
</office:document-meta>
</file>